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ca370" officeooo:paragraph-rsid="000ca370"/>
    </style:style>
    <style:style style:name="P2" style:family="paragraph" style:parent-style-name="Text_20_body">
      <style:text-properties officeooo:rsid="000ca370"/>
    </style:style>
    <style:style style:name="P3" style:family="paragraph" style:parent-style-name="Text_20_body">
      <style:text-properties fo:font-weight="bold" officeooo:rsid="000ca370"/>
    </style:style>
    <style:style style:name="P4" style:family="paragraph" style:parent-style-name="Standard">
      <style:text-properties officeooo:rsid="000ca370" officeooo:paragraph-rsid="000ca370"/>
    </style:style>
    <style:style style:name="T1" style:family="text">
      <style:text-properties fo:font-weight="bold"/>
    </style:style>
    <style:style style:name="T2"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SAKNI Noam</text:span></text:p>
      <text:p text:style-name="P1">1 RueHenri Lasne , 4400 Nantes <text:span text:style-name="T2">(</text:span></text:p>
      <text:p text:style-name="P1"><text:s/>Email : noammsakni@gmail.com </text:p>
      <text:p text:style-name="P2"><text:span text:style-name="T1">À l'attention du Responsable du Recrutement / Équipe Cybersécurité</text:span> <text:span text:style-name="T1">Norton (Gen Digital)</text:span></text:p>
      <text:p text:style-name="P3">Objet : Candidature pour une alternance en Cybersécurité – BUT Informatique</text:p>
      <text:p text:style-name="P2">Madame, Monsieur,</text:p>
      <text:p text:style-name="P2">Actuellement étudiant en première année de <text:span text:style-name="T1">BUT Informatique à Nantes</text:span>, je suis à la recherche d’une alternance pour mettre mes compétences techniques et ma curiosité au service d'un acteur majeur de la protection numérique. Intégrer <text:span text:style-name="T1">Norton</text:span>, référence mondiale dans la lutte contre les cybermenaces, représente pour moi l'opportunité idéale de transformer ma passion pour le code et la sécurité en une véritable expertise professionnelle.</text:p>
      <text:p text:style-name="P2">Mon parcours se distingue par une forte dimension autodidacte. Avant même d'intégrer ma formation universitaire, j'ai appris par moi-même les langages <text:span text:style-name="T1">Python, C, C++ et Go</text:span>. Cette démarche proactive m'a permis de développer une grande autonomie, une capacité d'analyse logique et une rapidité d'apprentissage, des qualités indispensables dans le domaine de la cybersécurité où les technologies et les menaces évoluent constamment.</text:p>
      <text:p text:style-name="P2">Au sein de votre équipe, je souhaite appliquer la rigueur acquise lors de mes projets académiques et personnels. Ma bonne maîtrise de l'anglais technique me permet de rester en veille permanente sur les nouvelles vulnérabilités et les solutions de protection. Fiable et persévérant, comme en témoignent mes résultats scolaires (Mentions Très Bien) et mon engagement associatif, je suis prêt à m'investir pleinement dans les missions de surveillance, d'analyse ou de développement d'outils de sécurité que vous me confierez.</text:p>
      <text:p text:style-name="P2">Convaincu que la protection des données est l'enjeu majeur de notre décennie, je serais honoré de contribuer à la mission de Norton visant à sécuriser la vie numérique de millions d'utilisateurs.</text:p>
      <text:p text:style-name="P2">Je me tiens à votre entière disposition pour un entretien afin de vous exposer plus en détail ma motivation et mon projet professionnel.</text:p>
      <text:p text:style-name="P2">Je vous prie d'agréer, Madame, Monsieur, l'expression de mes salutations distinguées.</text:p>
      <text:p text:style-name="P3">Noam M'SAKNI</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9T10:22:55.109459881</meta:creation-date>
    <dc:date>2025-12-19T10:26:11.495151803</dc:date>
    <meta:editing-duration>PT3M17S</meta:editing-duration>
    <meta:editing-cycles>1</meta:editing-cycles>
    <meta:generator>LibreOffice/25.8.4.2$Linux_X86_64 LibreOffice_project/290daaa01b999472f0c7a3890eb6a550fd74c6df</meta:generator>
    <meta:document-statistic meta:table-count="0" meta:image-count="0" meta:object-count="0" meta:page-count="1" meta:paragraph-count="13" meta:word-count="306" meta:character-count="2069" meta:non-whitespace-character-count="1773"/>
  </office:meta>
</office:document-meta>
</file>